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8pt" style:font-size-asian="18pt" style:font-size-complex="18pt" fo:language="en" fo:country="US"/>
    </style:style>
    <style:style style:name="P2"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3"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4"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5"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fo:language="en" fo:country="US"/>
    </style:style>
    <style:style style:name="P6"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7"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9"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0"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1"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2"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3"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4"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5"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6"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7"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19"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0"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1"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2"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3"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4"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5"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6"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7"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fo:language="en" fo:country="US"/>
    </style:style>
    <style:style style:name="P29" style:parent-style-name="Normal" style:family="paragraph">
      <style:paragraph-properties fo:text-align="center"/>
      <style:text-properties style:font-name="Arial" style:font-name-complex="Arial" fo:font-size="12pt" style:font-size-asian="12pt" style:font-size-complex="12pt" fo:language="en" fo:country="U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Normal" style:family="paragraph">
      <style:paragraph-properties fo:break-before="page"/>
      <style:text-properties style:font-name="Arial" style:font-name-complex="Arial" fo:font-size="12pt" style:font-size-asian="12pt" style:font-size-complex="12pt"/>
    </style:style>
    <style:style style:name="P35" style:parent-style-name="Normal" style:family="paragraph">
      <style:paragraph-properties fo:text-align="justify"/>
      <style:text-properties fo:language="en" fo:country="US"/>
    </style:style>
    <style:style style:name="P36" style:parent-style-name="Normal" style:family="paragraph">
      <style:paragraph-properties fo:text-align="justify"/>
      <style:text-properties fo:language="en" fo:country="US"/>
    </style:style>
    <style:style style:name="P37" style:parent-style-name="Normal" style:family="paragraph">
      <style:paragraph-properties fo:text-align="justify"/>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font-style="italic" style:font-style-asian="italic" style:font-style-complex="italic"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P43" style:parent-style-name="Normal" style:family="paragraph">
      <style:paragraph-properties fo:text-align="justify"/>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FootnoteReference"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Hyperlink"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font-weight="bold" style:font-weight-asian="bold" style:font-weight-complex="bold"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Hyperlink" style:family="text">
      <style:text-properties fo:language="en" fo:country="US"/>
    </style:style>
    <style:style style:name="T58" style:parent-style-name="DefaultParagraphFont" style:family="text">
      <style:text-properties fo:language="en" fo:country="US"/>
    </style:style>
    <style:style style:name="P59" style:parent-style-name="Normal" style:family="paragraph">
      <style:paragraph-properties fo:text-align="justify"/>
      <style:text-properties fo:language="en" fo:country="US"/>
    </style:style>
    <style:style style:name="P60" style:parent-style-name="Normal" style:family="paragraph">
      <style:paragraph-properties fo:text-align="justify"/>
      <style:text-properties fo:language="en" fo:country="US"/>
    </style:style>
    <style:style style:name="P61" style:parent-style-name="Normal" style:family="paragraph">
      <style:paragraph-properties fo:break-before="page"/>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paragraph-properties fo:break-before="page"/>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paragraph-properties fo:break-before="page"/>
      <style:text-properties fo:language="en" fo:country="US"/>
    </style:style>
    <style:style style:name="P69" style:parent-style-name="ListParagraph" style:family="paragraph">
      <style:text-properties fo:language="en" fo:country="US"/>
    </style:style>
    <style:style style:name="P70" style:parent-style-name="ListParagraph" style:family="paragraph">
      <style:text-properties fo:language="en" fo:country="US"/>
    </style:style>
    <style:style style:name="P71" style:parent-style-name="ListParagraph" style:family="paragraph">
      <style:text-properties fo:language="en" fo:country="US"/>
    </style:style>
    <style:style style:name="P72" style:parent-style-name="ListParagraph" style:family="paragraph">
      <style:text-properties fo:language="en" fo:country="US"/>
    </style:style>
    <style:style style:name="P73" style:parent-style-name="ListParagraph" style:family="paragraph">
      <style:text-properties fo:language="en" fo:country="US"/>
    </style:style>
    <style:style style:name="P74" style:parent-style-name="ListParagraph" style:family="paragraph">
      <style:text-properties fo:language="en" fo:country="US"/>
    </style:style>
    <style:style style:name="P75" style:parent-style-name="ListParagraph" style:family="paragraph">
      <style:text-properties fo:language="en" fo:country="US"/>
    </style:style>
    <style:style style:name="P76" style:parent-style-name="ListParagraph" style:family="paragraph">
      <style:text-properties fo:language="en" fo:country="US"/>
    </style:style>
    <style:style style:name="P77" style:parent-style-name="ListParagraph" style:family="paragraph">
      <style:text-properties fo:language="en" fo:country="US"/>
    </style:style>
    <style:style style:name="P78" style:parent-style-name="ListParagraph" style:family="paragraph">
      <style:text-properties fo:language="en" fo:country="US"/>
    </style:style>
  </office:automatic-styles>
  <office:body>
    <office:text text:use-soft-page-breaks="true">
      <text:p text:style-name="P1"/>
      <text:p text:style-name="P2"/>
      <text:p text:style-name="P3"/>
      <text:p text:style-name="P4">GNSS Orbital Simulator (Alpha Version) Manual</text:p>
      <text:p text:style-name="P5"/>
      <text:p text:style-name="P6">Developed by João Manito</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Last update: 11/10/2021</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84874375" office:target-frame-name="_top" xlink:show="replace"><text:span text:style-name="Hyperlink">Overview</text:span><text:tab/>3</text:a></text:p>
          <text:p text:style-name="P31"><text:a xlink:href="#_Toc84874376" office:target-frame-name="_top" xlink:show="replace"><text:span text:style-name="Hyperlink">Acknowledgements</text:span><text:tab/>4</text:a></text:p>
          <text:p text:style-name="P32"><text:a xlink:href="#_Toc84874377" office:target-frame-name="_top" xlink:show="replace"><text:span text:style-name="Hyperlink">Changelog</text:span><text:tab/>5</text:a></text:p>
          <text:p text:style-name="P33"><text:a xlink:href="#_Toc84874378" office:target-frame-name="_top" xlink:show="replace"><text:span text:style-name="Hyperlink">Project roadmap</text:span><text:tab/>6</text:a></text:p>
        </text:index-body>
      </text:table-of-content>
      <text:p text:style-name="Normal"/>
      <text:p text:style-name="P34"/>
      <text:h text:style-name="Heading1" text:outline-level="1"><text:bookmark-start text:name="_Toc84874375"/><text:soft-page-break/>Overview<text:bookmark-end text:name="_Toc84874375"/></text:h>
      <text:p text:style-name="P35">This software, written in Python 3, is an open source software designed to simulate GNSS measurements for an arbitrary receiver. Its purpose is to allow testing of GNSS positioning algorithms<text:s/>for static or moving receivers, including space-borne ones.<text:s/>The origin of this idea goes back to my university days where I was developing GNSS algorithms for course projects and felt the need for a customizable simulator I could use to validate my algorithms, since I didn’t have access to a real GNSS simulator.</text:p>
      <text:p text:style-name="P36">This software is based on the simulation of a constellation of GNSS satellites and received raw data by a GNSS receiver. While not designed to be a commercial-grade simulator (at least for now), it attempts to be as close to real GNSS raw data as possible.<text:s/></text:p>
      <text:p text:style-name="P37"><text:span text:style-name="T38">One particular feature of this simulator is its possibility to choose, on demand, what error sources to include in the raw measurements, making it possible to use this software to independently validate the various algorithms of a GNSS positioning method one-by-on</text:span><text:span text:style-name="T39">e and avoiding the traditional<text:s/></text:span><text:span text:style-name="T40">cat and mouse</text:span><text:span text:style-name="T41"><text:s/>game of trying to find which algorithm is wrong</text:span><text:span text:style-name="T42">.</text:span></text:p>
      <text:p text:style-name="P43"><text:span text:style-name="T44">If you have suggestions,<text:s/></text:span><text:span text:style-name="T45">requests,</text:span><text:span text:style-name="T46"><text:s/></text:span><text:span text:style-name="T47">corrections,<text:s/></text:span><text:span text:style-name="T48">or complaints</text:span><text:span text:style-name="T49"><text:note text:note-class="footnote" text:id="_ftn0"><text:note-citation>1</text:note-citation><text:note-body><text:p text:style-name="FootnoteText"><text:s/><text:span text:style-name="T50">Please note that, while this software is allowed for commercial use by the GPLv3 license, it denies<text:s/></text:span><text:span text:style-name="T51">responsibility for any liability that might occur, as well as any warranty guarantees. For more information, see the project’s license at<text:s/></text:span><text:a xlink:href="https://github.com/JGManito/gnss_orbital_simulator/blob/main/LICENSE" office:target-frame-name="_top" xlink:show="replace"><text:span text:style-name="T52">https://github.com/JGManito/gnss_orbital_simulator/blob/main/LICENSE</text:span></text:a><text:span text:style-name="T53">.</text:span><text:span text:style-name="T54"><text:s/></text:span></text:p></text:note-body></text:note></text:span><text:span text:style-name="T55"><text:s/></text:span><text:span text:style-name="T56">please open an issue at this projects’ github page,<text:s/></text:span><text:a xlink:href="https://github.com/JGManito/gnss_orbital_simulator" office:target-frame-name="_top" xlink:show="replace"><text:span text:style-name="T57">https://github.com/JGManito/gnss_orbital_simulator</text:span></text:a><text:span text:style-name="T58">.<text:s/></text:span></text:p>
      <text:p text:style-name="P59"/>
      <text:p text:style-name="P60"/>
      <text:p text:style-name="P61"/>
      <text:h text:style-name="Heading1" text:outline-level="1"><text:bookmark-start text:name="_Toc84874376"/><text:soft-page-break/>Acknowledgements<text:bookmark-end text:name="_Toc84874376"/></text:h>
      <text:p text:style-name="P62">I would like to thank Professor José Sanguino of Instituto Superior Técnico – Universidade de Lisboa for his mentoring and support. It’s thanks to him that I got to know and love GNSS.</text:p>
      <text:p text:style-name="P63"/>
      <text:p text:style-name="P64"/>
      <text:p text:style-name="P65"/>
      <text:h text:style-name="Heading1" text:outline-level="1"><text:bookmark-start text:name="_Toc84874377"/><text:soft-page-break/>Changelog<text:bookmark-end text:name="_Toc84874377"/></text:h>
      <text:p text:style-name="P66"/>
      <text:p text:style-name="P67"/>
      <text:p text:style-name="P68"/>
      <text:h text:style-name="Heading1" text:outline-level="1"><text:bookmark-start text:name="_Toc84874378"/><text:soft-page-break/>Project roadmap<text:bookmark-end text:name="_Toc84874378"/></text:h>
      <text:list text:style-name="LFO1" text:continue-numbering="true">
        <text:list-item>
          <text:p text:style-name="P69">Basic satellite<text:s/>motion<text:s/>simulation<text:s/>(Kepler)</text:p>
        </text:list-item>
        <text:list-item>
          <text:p text:style-name="P70">Static receiver position simulation</text:p>
        </text:list-item>
        <text:list-item>
          <text:p text:style-name="P71">Satellite-receiver range calculation and masking of satellites not in view</text:p>
        </text:list-item>
        <text:list-item>
          <text:p text:style-name="P72">ISA atmosphere model for troposphere delay</text:p>
        </text:list-item>
        <text:list-item>
          <text:p text:style-name="P73">Ionosphere model for ionospheric delay with Klobuchar Parameters calculation</text:p>
        </text:list-item>
        <text:list-item>
          <text:p text:style-name="P74">Satellite clock error modeling</text:p>
        </text:list-item>
        <text:list-item>
          <text:p text:style-name="P75">Additive white noise for added errors to several parameters</text:p>
        </text:list-item>
        <text:list-item>
          <text:p text:style-name="P76">Single-frequency pseudorange measurements (GPS constellation only)</text:p>
        </text:list-item>
        <text:list-item>
          <text:p text:style-name="P77">Generation of a RINEX 3 file with the simulated pseudoranges</text:p>
        </text:list-item>
        <text:list-item>
          <text:p text:style-name="P78"/>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n-150"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style:text-properties style:font-name="Calibri Light" style:font-name-asian="Yu Gothic Light" style:font-name-complex="Times New Roman" fo:color="#2F5496" fo:font-size="16pt" style:font-size-asian="16pt" style:font-size-complex="16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fo:language="en" fo:country="US"/>
    </style:style>
    <style:style style:name="TOCHeading" style:display-name="TOC Heading" style:family="paragraph" style:parent-style-name="Heading1" style:next-style-name="Normal">
      <style:text-properties style:language-asian="en" style:country-asian="U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Manito</meta:initial-creator>
    <dc:creator>Joao Manito</dc:creator>
    <meta:creation-date>2021-10-11T17:52:00Z</meta:creation-date>
    <dc:date>2021-10-12T05:11:00Z</dc:date>
    <meta:template xlink:href="Normal.dotm" xlink:type="simple"/>
    <meta:editing-cycles>1</meta:editing-cycles>
    <meta:editing-duration>PT40740S</meta:editing-duration>
    <meta:document-statistic meta:page-count="6" meta:paragraph-count="5" meta:word-count="383" meta:character-count="2564" meta:row-count="18" meta:non-whitespace-character-count="2186"/>
  </office:meta>
</office:document-meta>
</file>